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break-before="colum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erewolf Brute Abilities</text:p>
      <text:p text:style-name="P1">Level 1-5 Cantrips:</text:p>
      <text:p text:style-name="P5">Bite</text:p>
      <text:p text:style-name="P6">Range: Touch</text:p>
      <text:p text:style-name="P6">Action: 1 action</text:p>
      <text:p text:style-name="P6">Duration: Instant</text:p>
      <text:p text:style-name="P6">Description: You take your chompers and bite down on the enemy. On hit, roll a <text:s/>1d6 and add your <text:span text:style-name="T2">Dexterity </text:span><text:span text:style-name="T1">modifier.</text:span></text:p>
      <text:p text:style-name="P3"/>
      <text:p text:style-name="P5">Swipe</text:p>
      <text:p text:style-name="P6">Range: cone 15 feet</text:p>
      <text:p text:style-name="P6">Action: 1 action</text:p>
      <text:p text:style-name="P6">Duration: Instant</text:p>
      <text:p text:style-name="P6">Description: You viciously claw in the area in front of you, hitting all creatures in your path (including allies). On hit, roll a 1d4.</text:p>
      <text:p text:style-name="P3"/>
      <text:p text:style-name="P5">Matted Fur</text:p>
      <text:p text:style-name="P6">Range: Self</text:p>
      <text:p text:style-name="P6">Action: 1 action</text:p>
      <text:p text:style-name="P6">Duration: 1 hour</text:p>
      <text:p text:style-name="P6">Description: Your fur thickens around your body. Raise your <text:span text:style-name="T2">Toughness</text:span> by 2 until the duration ends. This effect does not stack.</text:p>
      <text:p text:style-name="P6"/>
      <text:p text:style-name="P6"><text:span text:style-name="T3">Shape-shift</text:span></text:p>
      <text:p text:style-name="P6">Range: Self</text:p>
      <text:p text:style-name="P6">Action: 1 action</text:p>
      <text:p text:style-name="P6">Duration: Full moon, or until canceled.</text:p>
      <text:p text:style-name="P6">Description: Your skin rips and tears as thick fur begins to protrude from it. You transform into your true form, a vicious werewolf. Anytime you are in this form humans will immediately panic and react accordingly.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1"/>
      <text:p text:style-name="P8"/>
      <text:p text:style-name="P2">Level 1-5 Powers:</text:p>
      <text:p text:style-name="P5">Growl</text:p>
      <text:p text:style-name="P6">Range: 30 feet </text:p>
      <text:p text:style-name="P6">Action: 1 action</text:p>
      <text:p text:style-name="P6">Duration: 1 hour</text:p>
      <text:p text:style-name="P7">Description: Locking eyes with an enemy, you begin a deep guttural growl. The enemy becomes taunted and will only attack you during the duration. The enemy then makes a S<text:span text:style-name="T2">trength</text:span> savings throw. On hit, the enemy will also have disadvantage on attacks to you. (Usable only in combat)</text:p>
      <text:p text:style-name="P7"/>
      <text:p text:style-name="P5">Moon-lit Fur</text:p>
      <text:p text:style-name="P6">Range: Self</text:p>
      <text:p text:style-name="P6">Action: 1 bonus action</text:p>
      <text:p text:style-name="P6">Duration: 1 hour</text:p>
      <text:p text:style-name="P7">Description: Your fur glistens in the moonlight. Magic damage done to you is resisted for the duration of the ability. (Half the total magic damage).</text:p>
      <text:p text:style-name="P7"/>
      <text:p text:style-name="P5">Fetch</text:p>
      <text:p text:style-name="P6">Range: 20 feet</text:p>
      <text:p text:style-name="P6">Action: 1 bonus action</text:p>
      <text:p text:style-name="P6">Duration: Instant</text:p>
      <text:p text:style-name="P7">Description: You charge into the range of an enemy, grasp hold of him with your jaws, and pull him back to your initial position.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7"/>
      <text:p text:style-name="P9">Level 6-10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7"/>
      <text:p text:style-name="P7"/>
      <text:p text:style-name="P15">Level 6-10 Powers: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7"/>
      <text:p text:style-name="P9">Level 11-15 Cantrips:</text:p>
      <text:p text:style-name="P5">Cantrip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6"/>
      <text:p text:style-name="P5">Cantrip</text:p>
      <text:p text:style-name="P6">Range: </text:p>
      <text:p text:style-name="P6">Action: </text:p>
      <text:p text:style-name="P6">Duration: </text:p>
      <text:p text:style-name="P6">Description: </text:p>
      <text:p text:style-name="P5"/>
      <text:p text:style-name="P5">Cantrip</text:p>
      <text:p text:style-name="P6">Range: </text:p>
      <text:p text:style-name="P6">Action: </text:p>
      <text:p text:style-name="P6">Duration: </text:p>
      <text:p text:style-name="P7">Description:</text:p>
      <text:p text:style-name="P7"/>
      <text:p text:style-name="P7"/>
      <text:p text:style-name="P15">Level 11-15 Powers:</text:p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6">Description:</text:p>
      <text:p text:style-name="P6"/>
      <text:p text:style-name="P5">Power</text:p>
      <text:p text:style-name="P6">Range: </text:p>
      <text:p text:style-name="P6">Action: </text:p>
      <text:p text:style-name="P6">Duration: </text:p>
      <text:p text:style-name="P7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2:52:10.34</meta:creation-date>
    <dc:date>2015-04-26T01:48:07.68</dc:date>
    <meta:editing-duration>PT1H53M1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406" meta:character-count="2693"/>
  </office:meta>
</office:document-meta>
</file>